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monospace" svg:font-family="monospace,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color="#000000" officeooo:paragraph-rsid="0017e544" fo:background-color="transparent"/>
    </style:style>
    <style:style style:name="P2" style:family="paragraph" style:parent-style-name="Text_20_body">
      <style:text-properties fo:color="#000000" officeooo:rsid="000da56d" officeooo:paragraph-rsid="0017e544" fo:background-color="transparent"/>
    </style:style>
    <style:style style:name="P3" style:family="paragraph" style:parent-style-name="Text_20_body">
      <style:text-properties fo:color="#000000" officeooo:rsid="000f3868" officeooo:paragraph-rsid="0017e544" fo:background-color="transparent"/>
    </style:style>
    <style:style style:name="P4" style:family="paragraph" style:parent-style-name="Text_20_body">
      <style:text-properties fo:color="#000000" officeooo:rsid="0010c383" officeooo:paragraph-rsid="0017e544" fo:background-color="transparent"/>
    </style:style>
    <style:style style:name="P5" style:family="paragraph" style:parent-style-name="Text_20_body">
      <style:text-properties fo:color="#000000" style:font-name="Liberation Serif" officeooo:rsid="0010c383" officeooo:paragraph-rsid="0017e544" fo:background-color="transparent"/>
    </style:style>
    <style:style style:name="P6" style:family="paragraph" style:parent-style-name="Text_20_body">
      <style:text-properties fo:color="#000000" style:font-name="Liberation Serif" officeooo:rsid="0012978e" officeooo:paragraph-rsid="0012978e" fo:background-color="transparent"/>
    </style:style>
    <style:style style:name="P7" style:family="paragraph" style:parent-style-name="Text_20_body">
      <style:text-properties fo:color="#000000" style:font-name="Liberation Serif" officeooo:rsid="0012978e" officeooo:paragraph-rsid="0017e544" fo:background-color="transparent"/>
    </style:style>
    <style:style style:name="P8" style:family="paragraph" style:parent-style-name="Text_20_body">
      <style:paragraph-properties fo:text-align="start" style:justify-single-word="false"/>
      <style:text-properties fo:color="#000000" fo:font-weight="normal" officeooo:rsid="00171619" officeooo:paragraph-rsid="0017e544" fo:background-color="transparent" style:font-weight-asian="normal" style:font-weight-complex="normal"/>
    </style:style>
    <style:style style:name="P9" style:family="paragraph" style:parent-style-name="Text_20_body">
      <style:text-properties officeooo:rsid="0013eb39" officeooo:paragraph-rsid="0017e544"/>
    </style:style>
    <style:style style:name="P10" style:family="paragraph" style:parent-style-name="Text_20_body">
      <style:text-properties officeooo:rsid="00160deb" officeooo:paragraph-rsid="00160deb"/>
    </style:style>
    <style:style style:name="P11" style:family="paragraph" style:parent-style-name="Text_20_body">
      <style:text-properties officeooo:rsid="00160deb" officeooo:paragraph-rsid="0017e544"/>
    </style:style>
    <style:style style:name="P12" style:family="paragraph" style:parent-style-name="Text_20_body">
      <style:text-properties officeooo:rsid="00171619"/>
    </style:style>
    <style:style style:name="P13" style:family="paragraph" style:parent-style-name="Text_20_body">
      <style:text-properties officeooo:rsid="00171619" officeooo:paragraph-rsid="00171619"/>
    </style:style>
    <style:style style:name="P14" style:family="paragraph" style:parent-style-name="Text_20_body">
      <style:text-properties officeooo:rsid="00171619" officeooo:paragraph-rsid="0017e544"/>
    </style:style>
    <style:style style:name="P15" style:family="paragraph" style:parent-style-name="Text_20_body">
      <style:paragraph-properties fo:text-align="center" style:justify-single-word="false"/>
      <style:text-properties fo:font-weight="bold" officeooo:rsid="00193e31" officeooo:paragraph-rsid="00193e31" style:font-weight-asian="bold" style:font-weight-complex="bold"/>
    </style:style>
    <style:style style:name="P16" style:family="paragraph" style:parent-style-name="Text_20_body">
      <style:paragraph-properties fo:text-align="start" style:justify-single-word="false"/>
      <style:text-properties style:font-name="Liberation Serif" fo:font-weight="normal" officeooo:rsid="001afae0" officeooo:paragraph-rsid="001afae0" style:font-weight-asian="normal" style:font-weight-complex="normal"/>
    </style:style>
    <style:style style:name="P17" style:family="paragraph" style:parent-style-name="Standard">
      <style:paragraph-properties fo:text-align="center" style:justify-single-word="false"/>
      <style:text-properties fo:color="#000000" fo:font-weight="bold" officeooo:rsid="00075979" officeooo:paragraph-rsid="00075979" fo:background-color="transparent" style:font-weight-asian="bold" style:font-weight-complex="bold"/>
    </style:style>
    <style:style style:name="P18" style:family="paragraph" style:parent-style-name="Standard">
      <style:paragraph-properties fo:text-align="start" style:justify-single-word="false"/>
      <style:text-properties fo:color="#000000" fo:font-weight="normal" officeooo:rsid="00075979" officeooo:paragraph-rsid="00075979" fo:background-color="transparent" style:font-weight-asian="normal" style:font-weight-complex="normal"/>
    </style:style>
    <style:style style:name="P19" style:family="paragraph" style:parent-style-name="Standard">
      <style:paragraph-properties fo:text-align="start" style:justify-single-word="false"/>
      <style:text-properties fo:color="#000000" fo:font-weight="normal" officeooo:rsid="000841ed" officeooo:paragraph-rsid="000841ed" fo:background-color="transparent" style:font-weight-asian="normal" style:font-weight-complex="normal"/>
    </style:style>
    <style:style style:name="P20" style:family="paragraph" style:parent-style-name="Standard">
      <style:paragraph-properties fo:text-align="start" style:justify-single-word="false"/>
      <style:text-properties fo:color="#000000" fo:font-weight="normal" officeooo:rsid="0017e544" officeooo:paragraph-rsid="0017e544" fo:background-color="transparent" style:font-weight-asian="normal" style:font-weight-complex="normal"/>
    </style:style>
    <style:style style:name="P21" style:family="paragraph" style:parent-style-name="Standard">
      <style:paragraph-properties fo:text-align="start" style:justify-single-word="false"/>
      <style:text-properties fo:color="#000000" fo:font-weight="normal" officeooo:paragraph-rsid="0008bf6c" fo:background-color="transparent"/>
    </style:style>
    <style:style style:name="P22" style:family="paragraph" style:parent-style-name="Standard">
      <style:paragraph-properties fo:text-align="start" style:justify-single-word="false"/>
      <style:text-properties fo:color="#000000" style:font-name="Droid Sans Mono" fo:font-size="10.5pt" fo:font-weight="normal" officeooo:rsid="00075979" officeooo:paragraph-rsid="00075979" fo:background-color="transparent" style:font-weight-asian="normal" style:font-weight-complex="normal"/>
    </style:style>
    <style:style style:name="P23" style:family="paragraph" style:parent-style-name="Standard">
      <style:paragraph-properties style:line-height-at-least="0.503cm" fo:text-align="start" style:justify-single-word="false"/>
      <style:text-properties fo:color="#000000" style:font-name="Droid Sans Mono" fo:font-size="10.5pt" fo:font-weight="normal" officeooo:rsid="00075979" officeooo:paragraph-rsid="00075979" fo:background-color="transparent" style:font-weight-asian="normal" style:font-weight-complex="normal"/>
    </style:style>
    <style:style style:name="P24" style:family="paragraph" style:parent-style-name="Standard">
      <style:paragraph-properties fo:text-align="start" style:justify-single-word="false"/>
      <style:text-properties fo:color="#000000" style:font-name="Droid Sans Mono" fo:font-size="10.5pt" fo:font-weight="normal" officeooo:rsid="001afae0" officeooo:paragraph-rsid="001afae0" fo:background-color="transparent" style:font-weight-asian="normal" style:font-weight-complex="normal"/>
    </style:style>
    <style:style style:name="P25" style:family="paragraph" style:parent-style-name="Standard">
      <style:paragraph-properties fo:text-align="start" style:justify-single-word="false"/>
      <style:text-properties fo:color="#000000" style:font-name="Droid Sans Mono" fo:font-size="10.5pt" fo:font-weight="normal" officeooo:rsid="001b00e4" officeooo:paragraph-rsid="001b00e4" fo:background-color="transparent" style:font-weight-asian="normal" style:font-weight-complex="normal"/>
    </style:style>
    <style:style style:name="P26" style:family="paragraph" style:parent-style-name="Standard">
      <style:paragraph-properties fo:text-align="start" style:justify-single-word="false"/>
      <style:text-properties fo:color="#000000" style:font-name="Droid Sans Mono" fo:font-size="10.5pt" fo:font-weight="normal" officeooo:rsid="001b640e" officeooo:paragraph-rsid="001b640e" fo:background-color="transparent" style:font-weight-asian="normal" style:font-weight-complex="normal"/>
    </style:style>
    <style:style style:name="P27" style:family="paragraph" style:parent-style-name="Standard">
      <style:paragraph-properties fo:text-align="start" style:justify-single-word="false"/>
      <style:text-properties fo:color="#000000" style:font-name="Droid Sans Mono" fo:font-size="10.5pt" fo:font-weight="normal" officeooo:rsid="001b640e" officeooo:paragraph-rsid="001cf2ad" fo:background-color="transparent" style:font-weight-asian="normal" style:font-weight-complex="normal"/>
    </style:style>
    <style:style style:name="P28" style:family="paragraph" style:parent-style-name="Standard">
      <style:paragraph-properties fo:text-align="start" style:justify-single-word="false"/>
      <style:text-properties fo:color="#000000" style:font-name="Droid Sans Mono" fo:font-size="10.5pt" fo:font-weight="normal" officeooo:rsid="001cf2ad" officeooo:paragraph-rsid="001cf2ad" fo:background-color="transparent" style:font-weight-asian="normal" style:font-weight-complex="normal"/>
    </style:style>
    <style:style style:name="P29" style:family="paragraph" style:parent-style-name="Standard">
      <style:paragraph-properties fo:text-align="start" style:justify-single-word="false"/>
      <style:text-properties fo:color="#000000" style:font-name="Droid Sans Mono" fo:font-size="10.5pt" fo:font-weight="normal" officeooo:rsid="001d647f" officeooo:paragraph-rsid="001d647f" fo:background-color="transparent" style:font-weight-asian="normal" style:font-weight-complex="normal"/>
    </style:style>
    <style:style style:name="P30" style:family="paragraph" style:parent-style-name="Standard">
      <style:paragraph-properties fo:text-align="start" style:justify-single-word="false"/>
      <style:text-properties fo:color="#000000" style:font-name="Droid Sans Mono" fo:font-size="10.5pt" fo:font-weight="normal" officeooo:rsid="001e4435" officeooo:paragraph-rsid="001e4435" fo:background-color="transparent" style:font-weight-asian="normal" style:font-weight-complex="normal"/>
    </style:style>
    <style:style style:name="P31" style:family="paragraph" style:parent-style-name="Standard">
      <style:paragraph-properties fo:text-align="start" style:justify-single-word="false"/>
      <style:text-properties fo:color="#000000" style:font-name="Droid Sans Mono" fo:font-size="10.5pt" fo:font-weight="normal" officeooo:rsid="001fdcd4" officeooo:paragraph-rsid="001fdcd4" fo:background-color="transparent" style:font-weight-asian="normal" style:font-weight-complex="normal"/>
    </style:style>
    <style:style style:name="P32" style:family="paragraph" style:parent-style-name="Standard">
      <style:paragraph-properties fo:text-align="start" style:justify-single-word="false"/>
      <style:text-properties fo:color="#000000" style:font-name="Droid Sans Mono" fo:font-size="10.5pt" fo:font-weight="normal" officeooo:rsid="00207993" officeooo:paragraph-rsid="00207993" fo:background-color="transparent" style:font-weight-asian="normal" style:font-weight-complex="normal"/>
    </style:style>
    <style:style style:name="P33" style:family="paragraph" style:parent-style-name="Standard">
      <style:paragraph-properties fo:text-align="start" style:justify-single-word="false"/>
      <style:text-properties fo:color="#000000" style:font-name="Droid Sans Mono" fo:font-size="10.5pt" fo:font-weight="normal" officeooo:rsid="0022dedf" officeooo:paragraph-rsid="0022dedf" fo:background-color="transparent" style:font-weight-asian="normal" style:font-weight-complex="normal"/>
    </style:style>
    <style:style style:name="P34" style:family="paragraph" style:parent-style-name="Standard">
      <style:paragraph-properties fo:text-align="start" style:justify-single-word="false"/>
      <style:text-properties fo:color="#000000" style:font-name="Droid Sans Mono" fo:font-size="10.5pt" fo:font-weight="normal" officeooo:rsid="0023a823" officeooo:paragraph-rsid="0023a823" fo:background-color="transparent" style:font-weight-asian="normal" style:font-weight-complex="normal"/>
    </style:style>
    <style:style style:name="P35" style:family="paragraph" style:parent-style-name="Standard">
      <style:paragraph-properties style:line-height-at-least="0.503cm"/>
      <style:text-properties fo:color="#000000" style:font-name="Droid Sans Mono" fo:font-size="10.5pt" fo:font-weight="normal" officeooo:rsid="00242f20" officeooo:paragraph-rsid="00242f20" fo:background-color="transparent" style:font-weight-asian="normal" style:font-weight-complex="normal"/>
    </style:style>
    <style:style style:name="P36" style:family="paragraph" style:parent-style-name="Standard">
      <style:paragraph-properties style:line-height-at-least="0.503cm"/>
      <style:text-properties fo:color="#000000" style:font-name="Droid Sans Mono" fo:font-size="10.5pt" fo:font-weight="normal" officeooo:rsid="0024977f" officeooo:paragraph-rsid="0024977f" fo:background-color="transparent" style:font-weight-asian="normal" style:font-weight-complex="normal"/>
    </style:style>
    <style:style style:name="P37" style:family="paragraph" style:parent-style-name="Standard">
      <style:paragraph-properties style:line-height-at-least="0.503cm"/>
      <style:text-properties fo:color="#000000" style:font-name="Droid Sans Mono" fo:font-size="10.5pt" fo:font-weight="normal" officeooo:rsid="002688be" officeooo:paragraph-rsid="002688be" fo:background-color="transparent" style:font-weight-asian="normal" style:font-weight-complex="normal"/>
    </style:style>
    <style:style style:name="P38" style:family="paragraph" style:parent-style-name="Standard">
      <style:paragraph-properties style:line-height-at-least="0.503cm"/>
      <style:text-properties fo:color="#000000" style:font-name="Droid Sans Mono" fo:font-size="10.5pt" fo:font-weight="normal" fo:background-color="transparent" style:font-weight-asian="normal" style:font-weight-complex="normal"/>
    </style:style>
    <style:style style:name="P39" style:family="paragraph" style:parent-style-name="Standard">
      <style:paragraph-properties style:line-height-at-least="0.503cm"/>
      <style:text-properties fo:color="#000000" style:font-name="Droid Sans Mono" fo:font-size="10.5pt" fo:font-weight="normal" officeooo:rsid="0026aa36" officeooo:paragraph-rsid="0026aa36" fo:background-color="transparent" style:font-weight-asian="normal" style:font-weight-complex="normal"/>
    </style:style>
    <style:style style:name="P40" style:family="paragraph" style:parent-style-name="Standard">
      <style:paragraph-properties style:line-height-at-least="0.503cm"/>
      <style:text-properties fo:color="#000000" style:font-name="Droid Sans Mono" fo:font-size="10.5pt" fo:font-weight="normal" fo:background-color="transparent"/>
    </style:style>
    <style:style style:name="P41" style:family="paragraph" style:parent-style-name="Standard">
      <style:paragraph-properties style:line-height-at-least="0.503cm"/>
      <style:text-properties fo:color="#000000" style:font-name="Droid Sans Mono" fo:font-size="10.5pt" fo:font-weight="normal" officeooo:paragraph-rsid="0017e544" fo:background-color="transparent"/>
    </style:style>
    <style:style style:name="P42" style:family="paragraph" style:parent-style-name="Standard">
      <style:text-properties fo:color="#000000" style:font-name="Droid Sans Mono" fo:font-size="10.5pt" fo:font-weight="normal" officeooo:rsid="000da56d" officeooo:paragraph-rsid="0017e544" fo:background-color="transparent"/>
    </style:style>
    <style:style style:name="P43" style:family="paragraph" style:parent-style-name="Standard">
      <style:text-properties fo:color="#000000" style:font-name="Droid Sans Mono" fo:font-size="10.5pt" fo:font-weight="normal" officeooo:rsid="000f3868" officeooo:paragraph-rsid="0017e544" fo:background-color="transparent"/>
    </style:style>
    <style:style style:name="P44" style:family="paragraph" style:parent-style-name="Standard">
      <style:text-properties fo:color="#000000" style:font-name="Droid Sans Mono" fo:font-size="10.5pt" fo:font-weight="normal" officeooo:rsid="0010c383" officeooo:paragraph-rsid="0017e544" fo:background-color="transparent"/>
    </style:style>
    <style:style style:name="P45" style:family="paragraph" style:parent-style-name="Standard">
      <style:paragraph-properties style:line-height-at-least="0.503cm"/>
      <style:text-properties fo:color="#000000" style:font-name="Droid Sans Mono" fo:font-size="10.5pt" fo:font-weight="normal" officeooo:rsid="0012978e" officeooo:paragraph-rsid="0017e544" fo:background-color="transparent"/>
    </style:style>
    <style:style style:name="P46" style:family="paragraph" style:parent-style-name="Standard">
      <style:text-properties fo:color="#000000" style:font-name="Droid Sans Mono" fo:font-size="10.5pt" fo:font-weight="normal" officeooo:rsid="0012978e" officeooo:paragraph-rsid="0017e544" fo:background-color="transparent"/>
    </style:style>
    <style:style style:name="P47" style:family="paragraph" style:parent-style-name="Standard">
      <style:text-properties fo:color="#000000" style:font-name="Droid Sans Mono" fo:font-size="10.5pt" fo:font-weight="normal" officeooo:rsid="0015eb1c" officeooo:paragraph-rsid="0017e544" fo:background-color="transparent"/>
    </style:style>
    <style:style style:name="P48" style:family="paragraph" style:parent-style-name="Standard">
      <style:paragraph-properties style:line-height-at-least="0.503cm"/>
      <style:text-properties fo:color="#000000" style:font-name="Droid Sans Mono" fo:font-size="10.5pt" fo:font-weight="normal" officeooo:rsid="00160deb" officeooo:paragraph-rsid="00160deb" fo:background-color="transparent"/>
    </style:style>
    <style:style style:name="P49" style:family="paragraph" style:parent-style-name="Standard">
      <style:paragraph-properties style:line-height-at-least="0.503cm"/>
      <style:text-properties fo:color="#000000" style:font-name="Droid Sans Mono" fo:font-size="10.5pt" fo:font-weight="normal" officeooo:rsid="00160deb" officeooo:paragraph-rsid="0017e544" fo:background-color="transparent"/>
    </style:style>
    <style:style style:name="P50" style:family="paragraph" style:parent-style-name="Standard">
      <style:text-properties fo:color="#000000" style:font-name="Droid Sans Mono" fo:font-size="10.5pt" fo:font-weight="normal" officeooo:rsid="00160deb" officeooo:paragraph-rsid="0017e544" fo:background-color="transparent"/>
    </style:style>
    <style:style style:name="P51" style:family="paragraph" style:parent-style-name="Standard">
      <style:paragraph-properties style:line-height-at-least="0.503cm"/>
      <style:text-properties fo:color="#000000" style:font-name="Droid Sans Mono" fo:font-size="10.5pt" fo:font-weight="normal" officeooo:rsid="00242f20" officeooo:paragraph-rsid="00242f20" fo:background-color="transparent"/>
    </style:style>
    <style:style style:name="P52" style:family="paragraph" style:parent-style-name="Standard">
      <style:paragraph-properties style:line-height-at-least="0.503cm"/>
      <style:text-properties fo:color="#000000" style:font-name="Droid Sans Mono" fo:font-size="10.5pt" fo:font-weight="normal" officeooo:rsid="0024977f" officeooo:paragraph-rsid="0024977f" fo:background-color="transparent"/>
    </style:style>
    <style:style style:name="P53" style:family="paragraph" style:parent-style-name="Standard">
      <style:paragraph-properties style:line-height-at-least="0.503cm"/>
      <style:text-properties fo:color="#000000" style:font-name="Droid Sans Mono" fo:font-size="10.5pt" style:text-underline-style="none" fo:font-weight="normal" officeooo:rsid="0012978e" officeooo:paragraph-rsid="0017e544" fo:background-color="transparent" style:font-weight-asian="normal" style:font-weight-complex="normal"/>
    </style:style>
    <style:style style:name="P54" style:family="paragraph" style:parent-style-name="Standard">
      <style:paragraph-properties style:line-height-at-least="0.503cm"/>
      <style:text-properties fo:color="#000000" style:font-name="Droid Sans Mono" fo:font-size="10.5pt" style:text-underline-style="none" fo:font-weight="normal" officeooo:rsid="0013ca0d" officeooo:paragraph-rsid="0017e544" fo:background-color="transparent" style:font-weight-asian="normal" style:font-weight-complex="normal"/>
    </style:style>
    <style:style style:name="P55" style:family="paragraph" style:parent-style-name="Standard">
      <style:paragraph-properties style:line-height-at-least="0.503cm"/>
      <style:text-properties fo:color="#000000" style:font-name="Droid Sans Mono" fo:font-size="10.5pt" style:text-underline-style="none" fo:font-weight="bold" officeooo:rsid="0012978e" officeooo:paragraph-rsid="0017e544" fo:background-color="transparent" style:font-weight-asian="bold" style:font-weight-complex="bold"/>
    </style:style>
    <style:style style:name="P56" style:family="paragraph" style:parent-style-name="Standard">
      <style:paragraph-properties fo:text-align="start" style:justify-single-word="false"/>
      <style:text-properties fo:color="#000000" style:font-name="Droid Sans Mono" fo:font-size="10.5pt" fo:font-weight="bold" officeooo:rsid="001b640e" officeooo:paragraph-rsid="001b640e" fo:background-color="transparent" style:font-weight-asian="bold" style:font-weight-complex="bold"/>
    </style:style>
    <style:style style:name="P57" style:family="paragraph" style:parent-style-name="Standard">
      <style:paragraph-properties fo:text-align="start" style:justify-single-word="false"/>
      <style:text-properties fo:color="#000000" style:font-name="Droid Sans Mono" fo:font-size="10.5pt" fo:font-weight="bold" officeooo:rsid="001cf2ad" officeooo:paragraph-rsid="001cf2ad" fo:background-color="transparent" style:font-weight-asian="bold" style:font-weight-complex="bold"/>
    </style:style>
    <style:style style:name="P58" style:family="paragraph" style:parent-style-name="Standard">
      <style:paragraph-properties fo:text-align="start" style:justify-single-word="false"/>
      <style:text-properties fo:color="#000000" style:font-name="Droid Sans Mono" fo:font-size="10.5pt" fo:font-weight="bold" officeooo:rsid="001d647f" officeooo:paragraph-rsid="001d647f" fo:background-color="transparent" style:font-weight-asian="bold" style:font-weight-complex="bold"/>
    </style:style>
    <style:style style:name="P59" style:family="paragraph" style:parent-style-name="Standard">
      <style:paragraph-properties fo:text-align="start" style:justify-single-word="false"/>
      <style:text-properties fo:color="#000000" style:font-name="Droid Sans Mono" fo:font-size="10.5pt" fo:font-weight="bold" officeooo:rsid="0023a823" officeooo:paragraph-rsid="0023a823" fo:background-color="transparent" style:font-weight-asian="bold" style:font-weight-complex="bold"/>
    </style:style>
    <style:style style:name="P60" style:family="paragraph" style:parent-style-name="Standard">
      <style:paragraph-properties style:line-height-at-least="0.503cm"/>
      <style:text-properties fo:color="#000000" style:font-name="Droid Sans Mono" fo:font-size="10.5pt" fo:font-weight="bold" officeooo:rsid="00242f20" officeooo:paragraph-rsid="00242f20" fo:background-color="transparent" style:font-weight-asian="bold" style:font-weight-complex="bold"/>
    </style:style>
    <style:style style:name="P61" style:family="paragraph" style:parent-style-name="Standard">
      <style:paragraph-properties style:line-height-at-least="0.503cm"/>
      <style:text-properties fo:color="#000000" style:font-name="Droid Sans Mono" fo:font-size="10.5pt" fo:font-weight="bold" officeooo:rsid="0024977f" officeooo:paragraph-rsid="0024977f" fo:background-color="transparent" style:font-weight-asian="bold" style:font-weight-complex="bold"/>
    </style:style>
    <style:style style:name="P62" style:family="paragraph" style:parent-style-name="Standard">
      <style:paragraph-properties style:line-height-at-least="0.503cm"/>
      <style:text-properties fo:color="#000000" style:font-name="Droid Sans Mono" fo:font-size="10.5pt" fo:font-weight="bold" fo:background-color="transparent" style:font-weight-asian="bold" style:font-weight-complex="bold"/>
    </style:style>
    <style:style style:name="P63" style:family="paragraph" style:parent-style-name="Standard">
      <style:paragraph-properties style:line-height-at-least="0.503cm"/>
      <style:text-properties fo:color="#000000" style:font-name="Droid Sans Mono" fo:font-size="10.5pt" fo:font-weight="bold" officeooo:rsid="0026aa36" officeooo:paragraph-rsid="0026aa36" fo:background-color="transparent" style:font-weight-asian="bold" style:font-weight-complex="bold"/>
    </style:style>
    <style:style style:name="P64" style:family="paragraph" style:parent-style-name="Standard">
      <style:paragraph-properties style:line-height-at-least="0.503cm"/>
      <style:text-properties fo:color="#000000" fo:background-color="transparent"/>
    </style:style>
    <style:style style:name="P65" style:family="paragraph" style:parent-style-name="Standard">
      <style:paragraph-properties style:line-height-at-least="0.503cm"/>
      <style:text-properties fo:color="#000000" officeooo:paragraph-rsid="0017e544" fo:background-color="transparent"/>
    </style:style>
    <style:style style:name="P66" style:family="paragraph" style:parent-style-name="Standard">
      <style:text-properties officeooo:rsid="0015eb1c" officeooo:paragraph-rsid="0017e544"/>
    </style:style>
    <style:style style:name="T1" style:family="text">
      <style:text-properties fo:font-weight="bold" style:font-weight-asian="bold" style:font-weight-complex="bold"/>
    </style:style>
    <style:style style:name="T2" style:family="text">
      <style:text-properties fo:font-weight="bold" officeooo:rsid="0008bf6c" style:font-weight-asian="bold" style:font-weight-complex="bold"/>
    </style:style>
    <style:style style:name="T3" style:family="text">
      <style:text-properties fo:font-weight="bold" officeooo:rsid="000ed66c" style:font-weight-asian="bold" style:font-weight-complex="bold"/>
    </style:style>
    <style:style style:name="T4" style:family="text">
      <style:text-properties fo:font-weight="bold" officeooo:rsid="00210d75" style:font-weight-asian="bold" style:font-weight-complex="bold"/>
    </style:style>
    <style:style style:name="T5" style:family="text">
      <style:text-properties fo:color="#9cdcfe"/>
    </style:style>
    <style:style style:name="T6" style:family="text">
      <style:text-properties fo:color="#ce9178"/>
    </style:style>
    <style:style style:name="T7" style:family="text">
      <style:text-properties fo:font-weight="normal" style:font-weight-asian="normal" style:font-weight-complex="normal"/>
    </style:style>
    <style:style style:name="T8" style:family="text">
      <style:text-properties fo:font-weight="normal" officeooo:rsid="000ed66c" style:font-weight-asian="normal" style:font-weight-complex="normal"/>
    </style:style>
    <style:style style:name="T9" style:family="text">
      <style:text-properties fo:font-weight="normal" officeooo:rsid="000f3868" style:font-weight-asian="normal" style:font-weight-complex="normal"/>
    </style:style>
    <style:style style:name="T10" style:family="text">
      <style:text-properties fo:font-variant="normal" fo:text-transform="none" style:font-name="monospace" fo:font-size="12pt" fo:letter-spacing="normal" fo:font-style="normal" fo:font-weight="bold" style:font-weight-asian="bold" style:font-weight-complex="bold"/>
    </style:style>
    <style:style style:name="T11" style:family="text">
      <style:text-properties style:font-weight-asian="normal" style:font-weight-complex="normal"/>
    </style:style>
    <style:style style:name="T12" style:family="text">
      <style:text-properties officeooo:rsid="0008bf6c" style:font-weight-asian="normal" style:font-weight-complex="normal"/>
    </style:style>
    <style:style style:name="T13" style:family="text">
      <style:text-properties officeooo:rsid="000ed66c" style:font-weight-asian="normal" style:font-weight-complex="normal"/>
    </style:style>
    <style:style style:name="T14" style:family="text">
      <style:text-properties style:font-name="Liberation Serif" fo:font-size="12pt" style:text-underline-style="solid" style:text-underline-width="auto" style:text-underline-color="font-color" style:font-size-asian="12pt" style:font-size-complex="12pt"/>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13ca0d" style:font-size-asian="12pt" style:font-size-complex="12pt"/>
    </style:style>
    <style:style style:name="T17" style:family="text">
      <style:text-properties style:font-name="Liberation Serif" fo:font-size="12pt" fo:font-weight="bold" style:font-size-asian="12pt" style:font-weight-asian="bold" style:font-size-complex="12pt" style:font-weight-complex="bold"/>
    </style:style>
    <style:style style:name="T18" style:family="text">
      <style:text-properties style:font-name="Liberation Serif" fo:font-size="12pt" fo:font-weight="bold" officeooo:rsid="0013ca0d" style:font-size-asian="12pt" style:font-weight-asian="bold" style:font-size-complex="12pt" style:font-weight-complex="bold"/>
    </style:style>
    <style:style style:name="T19" style:family="text">
      <style:text-properties officeooo:rsid="000c303c"/>
    </style:style>
    <style:style style:name="T20" style:family="text">
      <style:text-properties fo:color="#569cd6"/>
    </style:style>
    <style:style style:name="T21" style:family="text">
      <style:text-properties fo:color="#dcdcaa"/>
    </style:style>
    <style:style style:name="T22" style:family="text">
      <style:text-properties fo:color="#b5cea8"/>
    </style:style>
    <style:style style:name="T23" style:family="text">
      <style:text-properties style:font-name="Droid Sans Mono" fo:font-size="10.5pt" fo:font-weight="normal"/>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officeooo:rsid="00160deb"/>
    </style:style>
    <style:style style:name="T27" style:family="text">
      <style:text-properties officeooo:rsid="0017e544"/>
    </style:style>
    <style:style style:name="T28" style:family="text">
      <style:text-properties officeooo:rsid="001b640e"/>
    </style:style>
    <style:style style:name="T29" style:family="text">
      <style:text-properties officeooo:rsid="001cf2ad"/>
    </style:style>
    <style:style style:name="T30" style:family="text">
      <style:text-properties fo:color="#6a9955"/>
    </style:style>
    <style:style style:name="T31" style:family="text">
      <style:text-properties officeooo:rsid="00210d75"/>
    </style:style>
    <style:style style:name="T32" style:family="text">
      <style:text-properties officeooo:rsid="002320a4"/>
    </style:style>
    <style:style style:name="T33" style:family="text">
      <style:text-properties style:text-underline-style="none"/>
    </style:style>
    <style:style style:name="T34" style:family="text">
      <style:text-properties style:text-underline-style="none" officeooo:rsid="00242f20"/>
    </style:style>
    <style:style style:name="T35" style:family="text">
      <style:text-properties officeooo:rsid="002688be"/>
    </style:style>
    <style:style style:name="T36" style:family="text">
      <style:text-properties officeooo:rsid="0026aa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reación del proyecto</text:p>
      <text:p text:style-name="P18"/>
      <text:p text:style-name="P1">Creamos <text:span text:style-name="T19">un archivo js que llamaremos app.js y vamos a crear un programa para calcular las tablas de multiplicar y guardarlas en un txt. Vamos a crear el siguiente código.</text:span></text:p>
      <text:p text:style-name="P41">const fs = require('fs');</text:p>
      <text:p text:style-name="P41">let base = 2;</text:p>
      <text:p text:style-name="P41">let result = '';</text:p>
      <text:p text:style-name="P65"/>
      <text:p text:style-name="P41">for (let i = 0; i &lt;= 10; i++) {</text:p>
      <text:p text:style-name="P41"><text:tab/>result += (`${i} * ${base} = ${i*base}\n `);</text:p>
      <text:p text:style-name="P41">}</text:p>
      <text:p text:style-name="P65"/>
      <text:p text:style-name="P41">fs.writeFile(`Tablasdemultiplicar/tabla del ${base}`, result, 'utf8', (err) =&gt; {</text:p>
      <text:p text:style-name="P41"><text:tab/>if (err) throw err;</text:p>
      <text:p text:style-name="P41">})</text:p>
      <text:p text:style-name="P1"/>
      <text:p text:style-name="P2">Los archivos por buena práctica deben ser pequeños así que vamos a crear una carpeta que llamaremos <text:span text:style-name="T1">Multiplicar </text:span><text:span text:style-name="T7"><text:s/>para que nos almacene toda la lógica de nuestro programa de tal manera que en el app.js solamente vamos a tener la variable con la base y la llamada que se hará a</text:span><text:span text:style-name="T8">l js donde dejamos la lógica que en este caso es en el archivo </text:span><text:span text:style-name="T3">multiplicar.js</text:span><text:span text:style-name="T8">, en este archivo lo que hacemos es transformar toda la lógica que teníamos en una promesa, así que voy a crear una función que se llama </text:span><text:span text:style-name="T3">crearArchivo</text:span><text:span text:style-name="T8"> y va a recibir la base y va a retornar una promesa por lo que lo único que hay que hacer es organizar el</text:span><text:span text:style-name="T3"> resolve y el reject, </text:span><text:span text:style-name="T9">el archivo multiplicar.js</text:span><text:span text:style-name="T8"> nos quedaría de la siguiente manera:</text:span></text:p>
      <text:p text:style-name="P2"><text:span text:style-name="T8"/></text:p>
      <text:p text:style-name="P42"><text:span text:style-name="T13">const fs = require('fs');</text:span></text:p>
      <text:p text:style-name="P65"/>
      <text:p text:style-name="P41">let crearArchivo = (base) =&gt; {</text:p>
      <text:p text:style-name="P41"><text:tab/>return new Promise((resolve, reject) =&gt; {</text:p>
      <text:p text:style-name="P65"/>
      <text:p text:style-name="P41"><text:tab/>let result = '';</text:p>
      <text:p text:style-name="P65"/>
      <text:p text:style-name="P41"><text:tab/>for (let i = 0; i &lt;= 10; i++) {</text:p>
      <text:p text:style-name="P41"><text:tab/>result += (`${i} * ${base} = ${i*base}\n `);</text:p>
      <text:p text:style-name="P41"><text:tab/>}</text:p>
      <text:p text:style-name="P65"/>
      <text:p text:style-name="P41"><text:tab/>fs.writeFile(`Tablasdemultiplicar/tabla del ${base}`, result, 'utf8', (err) =&gt; {</text:p>
      <text:p text:style-name="P41"><text:tab/><text:tab/>if (err) {</text:p>
      <text:p text:style-name="P41"><text:tab/><text:tab/><text:tab/>reject(err)</text:p>
      <text:p text:style-name="P41"><text:tab/><text:tab/>} else {</text:p>
      <text:p text:style-name="P41"><text:tab/><text:tab/><text:tab/>resolve(`tabla-${base}.txt`)</text:p>
      <text:p text:style-name="P41"><text:tab/><text:tab/>}</text:p>
      <text:p text:style-name="P41"><text:tab/><text:tab/>});</text:p>
      <text:p text:style-name="P41"><text:tab/>});</text:p>
      <text:p text:style-name="P41">}</text:p>
      <text:p text:style-name="P65"><text:soft-page-break/></text:p>
      <text:p text:style-name="P41">// Se exportan las funciones que tenga dentro</text:p>
      <text:p text:style-name="P41">module.exports = {</text:p>
      <text:p text:style-name="P41">crearArchivo</text:p>
      <text:p text:style-name="P41">}</text:p>
      <text:p text:style-name="P2"><text:span text:style-name="T8"/></text:p>
      <text:p text:style-name="P3"><text:span text:style-name="T8">A</text:span><text:span text:style-name="T7">hora vamos a ver como nos quedó el app.js</text:span></text:p>
      <text:p text:style-name="P43"><text:span text:style-name="T11">//Lo que vamos a importar desde multiplicar.js</text:span></text:p>
      <text:p text:style-name="P41">//en este caso crarArchivo</text:p>
      <text:p text:style-name="P41">const { crearArchivo } = require('./Multiplicar/multiplicar');</text:p>
      <text:p text:style-name="P65"/>
      <text:p text:style-name="P41">let base = 7;</text:p>
      <text:p text:style-name="P65"/>
      <text:p text:style-name="P41">crearArchivo(base)</text:p>
      <text:p text:style-name="P65"><text:span text:style-name="T23">.then(archivo =&gt; console.log(`Archivo creado: ${archivo}`));</text:span></text:p>
      <text:p text:style-name="P65"><text:span text:style-name="T23"/></text:p>
      <text:p text:style-name="P4">En teoría el programa está terminado, pero es algo muy básico, por lo que nosotros deberíamos ser capaces de recibir la base mediante un parámetro y hacer sus respectivas validaciones como por ejemplo, si no se recibe un numero debe hacer una acción respectiva para el manejo de ese error, así que vamos a realizar la debida validación, nos quedaría de la siguiente forma:</text:p>
      <text:p text:style-name="P44"/>
      <text:p text:style-name="P44"/>
      <text:p text:style-name="P44"/>
      <text:p text:style-name="P44"/>
      <text:p text:style-name="P44"/>
      <text:p text:style-name="P44"/>
      <text:p text:style-name="P44">let crearArchivo = (base) =&gt; {</text:p>
      <text:p text:style-name="P41"><text:tab/>return new Promise((resolve, reject) =&gt; {</text:p>
      <text:p text:style-name="P65"/>
      <text:p text:style-name="P41"><text:tab/><text:tab/>if (!Number(base)) {</text:p>
      <text:p text:style-name="P41"><text:tab/><text:tab/><text:tab/>reject('No es un número');</text:p>
      <text:p text:style-name="P41"><text:tab/><text:tab/><text:tab/>return;</text:p>
      <text:p text:style-name="P41"><text:tab/><text:tab/>}</text:p>
      <text:p text:style-name="P65"/>
      <text:p text:style-name="P41"><text:tab/><text:tab/>let result = '';</text:p>
      <text:p text:style-name="P65"><text:tab/></text:p>
      <text:p text:style-name="P41"><text:tab/><text:tab/>for (let i = 0; i &lt;= 10; i++) {</text:p>
      <text:p text:style-name="P41"><text:tab/><text:tab/><text:tab/><text:tab/>result += (`${i} * ${base} = ${i*base}\n `);</text:p>
      <text:p text:style-name="P41"><text:tab/><text:tab/>}</text:p>
      <text:p text:style-name="P65"><text:tab/><text:tab/></text:p>
      <text:p text:style-name="P41"><text:tab/><text:tab/>fs.writeFile(`Tablasdemultiplicar/tabla del ${base}`, result, 'utf8', (err) =&gt; {</text:p>
      <text:p text:style-name="P41"><text:tab/><text:tab/><text:tab/>if (err) {</text:p>
      <text:p text:style-name="P41"><text:tab/><text:tab/><text:tab/><text:tab/>reject(err)</text:p>
      <text:p text:style-name="P41"><text:tab/><text:tab/><text:tab/>} else {</text:p>
      <text:p text:style-name="P41"><text:tab/><text:tab/><text:tab/><text:tab/>resolve(`tabla-${base}.txt`)</text:p>
      <text:p text:style-name="P41"><text:tab/><text:tab/><text:tab/>}</text:p>
      <text:p text:style-name="P41"><text:soft-page-break/><text:tab/><text:tab/>});</text:p>
      <text:p text:style-name="P41"><text:tab/>});</text:p>
      <text:p text:style-name="P41">}</text:p>
      <text:p text:style-name="P5"/>
      <text:p text:style-name="P7">así que si ahora en la base ponemos un string en vez de un número nos mostrará el siguiente error:</text:p>
      <text:p text:style-name="P7">(node:13454) UnhandledPromiseRejectionWarning: <text:span text:style-name="T24">No es un número</text:span></text:p>
      <text:p text:style-name="P7">(node:13454) UnhandledPromiseRejectionWarning: Unhandled promise rejection. This error originated either by throwing inside of an async function without a catch block, or by rejecting a promise which was not handled with .catch(). (rejection id: 2)</text:p>
      <text:p text:style-name="P7">(node:13454) [DEP0018] DeprecationWarning: Unhandled promise rejections are deprecated. In the future, promise rejections that are not handled will terminate the Node.js process with a non-zero exit code.</text:p>
      <text:p text:style-name="P7">Nos muestra el código error que tipificamos común y corriente pero vemos que tiene un mensaje adicional y esto aparece porque no hemos manejado el catch en la llamada al la función en el app.js y para eso vamos hacer lo siguiente:</text:p>
      <text:p text:style-name="P46">crearArchivo(base)</text:p>
      <text:p text:style-name="P41"><text:tab/>.then(archivo =&gt; console.log(`Archivo creado: ${archivo}`))</text:p>
      <text:p text:style-name="P41"><text:tab/>.catch(e =&gt; console.log(e))</text:p>
      <text:p text:style-name="P45">Y al terminar la ejecución del programa vemos que solamente nos aparece el error que mencionamos nosotros <text:span text:style-name="T14">No es un número.</text:span></text:p>
      <text:p text:style-name="P45"><text:span text:style-name="T14"/></text:p>
      <text:p text:style-name="P45"><text:span text:style-name="T14"/></text:p>
      <text:p text:style-name="P45"><text:span text:style-name="T14"/></text:p>
      <text:p text:style-name="P55"><text:span text:style-name="T15">Recibir parámetros por la terminal.</text:span></text:p>
      <text:p text:style-name="P53"><text:span text:style-name="T15">Hay varios objetos que están corriendo en Node al momento que la aplicación se ejecuta como el </text:span><text:span text:style-name="T17">module </text:span><text:span text:style-name="T15">que lo usamos para realizar la exportación, hay uno que se llama </text:span><text:span text:style-name="T17">process, </text:span><text:span text:style-name="T16">vamos a ver que cuando ejecutamos el programa mostrando </text:span><text:span text:style-name="T18">process </text:span><text:span text:style-name="T16">nos va aparecer mucha información relacionada con el sistema operativo, el usuario que lo está corriendo entre otras cosas como por ejemplo:</text:span></text:p>
      <text:p text:style-name="P53"><text:span text:style-name="T16">arch: 'x64',</text:span></text:p>
      <text:p text:style-name="P53"><text:span text:style-name="T16"><text:s text:c="2"/>platform: 'linux',</text:span></text:p>
      <text:p text:style-name="P54"><text:span text:style-name="T15">Es importante saber que este objeto esta corriendo para más adelante saber varias cosas.</text:span></text:p>
      <text:p text:style-name="P54"><text:span text:style-name="T15">En el </text:span><text:span text:style-name="T17">process </text:span><text:span text:style-name="T15">hay algo muy importante llamado </text:span><text:span text:style-name="T17">argv </text:span><text:span text:style-name="T15">o argumentos, así que vamos a imprimir en consola que trae esto, para eso hacemos lo siguiente </text:span><text:span text:style-name="T17">console.log(process.argv) </text:span><text:span text:style-name="T15">veremos que nos trae esto:</text:span></text:p>
      <text:p text:style-name="P54"><text:span text:style-name="T15">[</text:span></text:p>
      <text:p text:style-name="P54"><text:span text:style-name="T15"><text:s text:c="2"/>'/home/nico/.nvm/versions/node/v13.2.0/bin/node',</text:span></text:p>
      <text:p text:style-name="P54"><text:span text:style-name="T15"><text:s text:c="2"/>'/home/nico/Escritorio/Desarrollador/Node/Proyecto/app.js'</text:span></text:p>
      <text:p text:style-name="P54"><text:span text:style-name="T15">]</text:span></text:p>
      <text:p text:style-name="P53"><text:span text:style-name="T16"/></text:p>
      <text:p text:style-name="P9">Aquí nos está imprimiendo los argumentos del programa que como sabemos no tenemos ninguno pero el nos está mostrando 2 argumentos que podemos ver, en la línea uno tenemos la ubicación de Node y en la segunda línea tenemos la ubicación del archivo que estamos utilizando en este momento.</text:p>
      <text:p text:style-name="P9"><text:soft-page-break/>Vamos hacer algo similar a cuando vamos a instalar un paquete, ya sabemos que si vamos a instalar algo por npm es de la siguiente manera, por ejemplo: <text:span text:style-name="T1">npm install express </text:span><text:span text:style-name="T7">estamos diciendo que la función npm que ejecuta una instalación con el parámetro express. Esto es lo que voy hacer ahora, así que voy a recibir la base (para generar la tabla de multiplicar) por un comando de terminal, algo así </text:span><text:span text:style-name="T1">node app - -base=5 </text:span><text:span text:style-name="T7"><text:s/>asi que vamos a realizar el paso de ese parametro por la consola de la siguiente manera: </text:span><text:span text:style-name="T1">node app.js - -base=5 </text:span><text:span text:style-name="T7">al imprimir estos parámetros vemos que se nos adicionó lo que pusimos de más: </text:span></text:p>
      <text:p text:style-name="P9"><text:span text:style-name="T7">[</text:span></text:p>
      <text:p text:style-name="P9"><text:span text:style-name="T7"><text:s text:c="2"/>'/home/nico/.nvm/versions/node/v13.2.0/bin/node',</text:span></text:p>
      <text:p text:style-name="P9"><text:span text:style-name="T7"><text:s text:c="2"/>'/home/nico/Escritorio/Desarrollador/Node/Proyecto/app.js',</text:span></text:p>
      <text:p text:style-name="P9"><text:span text:style-name="T7"><text:s text:c="2"/>'</text:span><text:span text:style-name="T25">--base=5</text:span><text:span text:style-name="T7">'</text:span></text:p>
      <text:p text:style-name="P9"><text:span text:style-name="T7">]</text:span></text:p>
      <text:p text:style-name="P66">Así sucesivamente podemos enviar parámetros separados por espacios. Vamos a trabajar con - -base=5 que como vemos está en la posicición 2 del arreglo. Voy a crear una variable para almacenar lo que hay <text:s/>en process.argv y luego creo una variable para almacenar el parámetro que pasamos.</text:p>
      <text:p text:style-name="P66"/>
      <text:p text:style-name="P47">let argv = process.argv;</text:p>
      <text:p text:style-name="P41">let elParametro = argv[2];</text:p>
      <text:p text:style-name="P41">console.log(`El parametro que pasamos es ${elParametro}`);</text:p>
      <text:p text:style-name="P66"/>
      <text:p text:style-name="P11">Esto nos va imprimir lo siguiente:</text:p>
      <text:p text:style-name="P11">El parametro que pasamos es –base=5</text:p>
      <text:p text:style-name="P11">Ahora lo que vamos hacer es dejar solamente el número 5 que es el que nos intere<text:span text:style-name="T27">t</text:span>a y para eso hacemos lo siguiente:</text:p>
      <text:p text:style-name="P50">let argv = process.argv;</text:p>
      <text:p text:style-name="P41">let elParametro = argv[2];</text:p>
      <text:p text:style-name="P41">let base = elParametro.split('=')<text:span text:style-name="T26">[1]</text:span></text:p>
      <text:p text:style-name="P41">console.log(`El parametro que pasamos es ${base[1]}`);</text:p>
      <text:p text:style-name="P41">El parametro que pasamos es 5</text:p>
      <text:p text:style-name="P49"/>
      <text:p text:style-name="P49">Una vez terminado este proceso vamos a arreglar nuestro programa y me queda de la siguiente manera:</text:p>
      <text:p text:style-name="P49"/>
      <text:p text:style-name="P49">let argv = process.argv;</text:p>
      <text:p text:style-name="P41">let elParametro = argv[2];</text:p>
      <text:p text:style-name="P41">let base = elParametro.split('=')[1]</text:p>
      <text:p text:style-name="P65"/>
      <text:p text:style-name="P41">crearArchivo(base)</text:p>
      <text:p text:style-name="P41">.then(archivo =&gt; console.log(`Archivo creado: ${archivo}`))</text:p>
      <text:p text:style-name="P41">.catch(e =&gt; console.log(e));</text:p>
      <text:p text:style-name="P41"/>
      <text:p text:style-name="P14"><text:soft-page-break/>De esta manera ya nos funciona el programa correctamente al pasar un parámetro</text:p>
      <text:p text:style-name="P14">nico@NicoSystem32:~/Escritorio/Desarrollador/Node/Proyecto$ <text:span text:style-name="T1">node app.js --base=8</text:span></text:p>
      <text:p text:style-name="P14"><text:span text:style-name="T1">Archivo creado: tabla-8.txt</text:span> </text:p>
      <text:p text:style-name="P8">Esto es una manera de hacerlo pero en realidad es un poco complejo de hacer por muchos posibles errores que podamos tener al momento de pasar los parámetros, actualmente existen muchas librerías que nos pueden ayudar con esto sin tener que hacer un código mas robusto una de ellas es <text:span text:style-name="T1">yargs</text:span>.</text:p>
      <text:p text:style-name="P20">Antes de empezar con <text:span text:style-name="T1">yargs </text:span>vamos a iniciar un proyecto en node y para eso vamos hacer lo siguiente:</text:p>
      <text:p text:style-name="P18"/>
      <text:p text:style-name="P18">Iniciamos con el comando <text:span text:style-name="T1">npm init</text:span> y el nos va a pedir la configuración inicial que tendrá nuestro proyecto y el va a crear el package.json con una configuración como esta:</text:p>
      <text:p text:style-name="P18"/>
      <text:p text:style-name="P22">{</text:p>
      <text:p text:style-name="P40">"name": "proyecto",</text:p>
      <text:p text:style-name="P40">"version": "1.0.0",</text:p>
      <text:p text:style-name="P40">"description": "Comienzo de aplicación node",</text:p>
      <text:p text:style-name="P40">"main": "app.js",</text:p>
      <text:p text:style-name="P40">"scripts": {</text:p>
      <text:p text:style-name="P40">"test": "echo \"Error: no test specified\" &amp;&amp; exit 1"</text:p>
      <text:p text:style-name="P40">},</text:p>
      <text:p text:style-name="P40">"author": "Nicolás Flórez",</text:p>
      <text:p text:style-name="P40">"license": "ISC"</text:p>
      <text:p text:style-name="P40">}</text:p>
      <text:p text:style-name="P23"/>
      <text:p text:style-name="P19">Este package.json es poco manipulable por el usuario pero si se va alimentando de las dependencias que vayamos instalando, se puede manipular más que todo para publicaciones y otras acciones del proyecto. Vamos a instalar <text:span text:style-name="T27">la</text:span> dependencia llamada <text:span text:style-name="T1">yargs </text:span>y para eso ejecutamos el comando <text:span text:style-name="T1">npm i yargs - -save </text:span>una vez instalado podemos ver que en el package.json se creo la dependencia yargs.<text:span text:style-name="T1"> </text:span></text:p>
      <text:p text:style-name="P21"><text:span text:style-name="T12">Ahora vamos a instalar </text:span><text:span text:style-name="T2">nodemon </text:span><text:span text:style-name="T12">para solo el proyecto</text:span><text:span text:style-name="T2"> </text:span><text:span text:style-name="T12">que estamos ejecutando y para ello ejecutamos el siguiente comando </text:span><text:span text:style-name="T10">npm install --save-dev nodemon.</text:span></text:p>
      <text:p text:style-name="P12"/>
      <text:p text:style-name="P15">Yargs</text:p>
      <text:p text:style-name="P16">Pensemos en que si queremos en que si queremos manejar mejor estos parámetros y que no estén tan limitados <text:s/>a una instrucción, aquí podemos usar <text:span text:style-name="T1">yargs </text:span><text:s/>esta librería nos facilita muchas cosas al momento de recibir los parámetros, continuando con el ejemplo anterior voy hacer que el programa de las tablas de multiplicar sea un poco mejor al momento de recibir los parámetros.</text:p>
      <text:p text:style-name="P16">Para utilizar el yargs comenzaremos importando en nuestro archivo js en mi caso app.js la librería correspondiente, ejemplo:</text:p>
      <text:p text:style-name="P24">const argv = require('yargs').argv;</text:p>
      <text:p text:style-name="P24"/>
      <text:p text:style-name="P24">Veamos la diferencia al momento de pasar parámetros usando <text:span text:style-name="T1">yargs </text:span>una vez ya hayamos importado.</text:p>
      <text:p text:style-name="P24"/>
      <text:p text:style-name="P24"/>
      <text:p text:style-name="P24"><text:soft-page-break/>Con YARGS</text:p>
      <text:p text:style-name="P24"/>
      <text:p text:style-name="P24">{ _: [], base: 8, '$0': 'app.js' }</text:p>
      <text:p text:style-name="P24"/>
      <text:p text:style-name="P24">Sin YARGS</text:p>
      <text:p text:style-name="P24"/>
      <text:p text:style-name="P24">[</text:p>
      <text:p text:style-name="P24"><text:s text:c="2"/>'/home/nico/.nvm/versions/node/v13.2.0/bin/node',</text:p>
      <text:p text:style-name="P24"><text:s text:c="2"/>'/home/nico/Escritorio/Desarrollador/Node/Proyecto/app.js',</text:p>
      <text:p text:style-name="P24"><text:s text:c="2"/>'--base=8'</text:p>
      <text:p text:style-name="P24">]</text:p>
      <text:p text:style-name="P25"/>
      <text:p text:style-name="P25">Como vemos el ya nos separa los parámetros por pares para darle mejor manejo, después de darle una revisada a la documentación de <text:span text:style-name="T1">yargs </text:span>voy hacer un ejemplo para que sea más amigable <text:span text:style-name="T28">el programa:</text:span></text:p>
      <text:p text:style-name="P25"/>
      <text:p text:style-name="P25">const argv = require('yargs')</text:p>
      <text:p text:style-name="P40"><text:tab/>.command('listar', 'Imprime en consola las tablas', {</text:p>
      <text:p text:style-name="P40"><text:tab/><text:tab/>base: {</text:p>
      <text:p text:style-name="P40"><text:tab/><text:tab/><text:tab/>demand: true, //<text:span text:style-name="T29">Quiere decir que es obligatorio</text:span></text:p>
      <text:p text:style-name="P40"><text:tab/><text:tab/><text:tab/>alias: 'b'</text:p>
      <text:p text:style-name="P40"><text:tab/><text:tab/>}</text:p>
      <text:p text:style-name="P40"><text:tab/>})</text:p>
      <text:p text:style-name="P40"><text:tab/>.argv;</text:p>
      <text:p text:style-name="P26">Esto nos va a imprimir lo siguiente al ejecutar el programa con estos parámetros </text:p>
      <text:p text:style-name="P26"><text:span text:style-name="T1"/></text:p>
      <text:p text:style-name="P26"><text:span text:style-name="T1">Input:</text:span></text:p>
      <text:p text:style-name="P26"><text:span text:style-name="T1"/></text:p>
      <text:p text:style-name="P26">node app.js listar -b 8</text:p>
      <text:p text:style-name="P26"/>
      <text:p text:style-name="P56">Out:</text:p>
      <text:p text:style-name="P26">{ _: [ 'listar' ], b: 8, base: 8, '$0': 'app.js' }</text:p>
      <text:p text:style-name="P26"/>
      <text:p text:style-name="P28">Esto quiere decir que si quiero acceder a la base será más fácil, solamente tengo que hacer lo siguiente:</text:p>
      <text:p text:style-name="P28"/>
      <text:p text:style-name="P28">console.log(argv.b);</text:p>
      <text:p text:style-name="P28"/>
      <text:p text:style-name="P57">Input:</text:p>
      <text:p text:style-name="P57"/>
      <text:p text:style-name="P27">node app.js listar -b 8</text:p>
      <text:p text:style-name="P27"/>
      <text:p text:style-name="P57">Out:</text:p>
      <text:p text:style-name="P57"/>
      <text:p text:style-name="P28">8</text:p>
      <text:p text:style-name="P28"/>
      <text:p text:style-name="P28">Así que podemos pasar cualquier parámetro y será más fácil de manejar ya que el nos dará solamente el número. Ahora vamos a recibir otro parámetro que será nuestro límite, para eso vamos hacer lo siguiente:</text:p>
      <text:p text:style-name="P28"/>
      <text:p text:style-name="P28"/>
      <text:p text:style-name="P28"/>
      <text:p text:style-name="P28"/>
      <text:p text:style-name="P28"/>
      <text:p text:style-name="P28"><text:soft-page-break/>const argv = require('yargs')</text:p>
      <text:p text:style-name="P40"><text:tab/>.command('listar', 'Imprime en consola las tablas', {</text:p>
      <text:p text:style-name="P40"><text:tab/><text:tab/>base: {</text:p>
      <text:p text:style-name="P40"><text:tab/><text:tab/><text:tab/>demand: true,</text:p>
      <text:p text:style-name="P40"><text:tab/><text:tab/><text:tab/>alias: 'b'</text:p>
      <text:p text:style-name="P40"><text:tab/><text:tab/>},</text:p>
      <text:p text:style-name="P40"><text:tab/><text:tab/>limite: {</text:p>
      <text:p text:style-name="P40"><text:tab/><text:tab/><text:tab/>alias: 'l',</text:p>
      <text:p text:style-name="P40"><text:tab/><text:tab/><text:tab/>default: 10 //Valor por defecto</text:p>
      <text:p text:style-name="P40"><text:tab/><text:tab/>}</text:p>
      <text:p text:style-name="P40"><text:tab/>})</text:p>
      <text:p text:style-name="P40"><text:tab/>.argv;</text:p>
      <text:p text:style-name="P28"/>
      <text:p text:style-name="P29">Podemos mostrar en consola lo siguiente:</text:p>
      <text:p text:style-name="P29"/>
      <text:p text:style-name="P29">console.log('La base es: ' + argv.b, 'El límite es: ' + argv.l);</text:p>
      <text:p text:style-name="P29"/>
      <text:p text:style-name="P58">Input</text:p>
      <text:p text:style-name="P58"/>
      <text:p text:style-name="P29">node app.js listar -b 8 -l 30</text:p>
      <text:p text:style-name="P29"/>
      <text:p text:style-name="P58">Out</text:p>
      <text:p text:style-name="P58"/>
      <text:p text:style-name="P29">La base es: 8 El límite es: 30</text:p>
      <text:p text:style-name="P29"/>
      <text:p text:style-name="P29">En dado caso que no le pase parámetros al límite automáticamente se establecerá el 10.</text:p>
      <text:p text:style-name="P30">Podemos usar algo muy útil para esto y es que si ponemos <text:span text:style-name="T1">.help() </text:span>antes del .argv; y ejecutamos el programa de esta manera <text:span text:style-name="T1">node app.js listar –help </text:span><text:s/>nos va aparecer lo siguiente:</text:p>
      <text:p text:style-name="P30"/>
      <text:p text:style-name="P30">app.js listar</text:p>
      <text:p text:style-name="P30"/>
      <text:p text:style-name="P30">Imprime en consola las tablas</text:p>
      <text:p text:style-name="P30"/>
      <text:p text:style-name="P30">Options:</text:p>
      <text:p text:style-name="P30"><text:s text:c="2"/>--version <text:s text:c="4"/>Muestra número de versión <text:s text:c="28"/>[booleano]</text:p>
      <text:p text:style-name="P30"><text:s text:c="2"/>--help <text:s text:c="7"/>Muestra ayuda <text:s text:c="40"/><text:tab/> <text:s text:c="7"/>[booleano]</text:p>
      <text:p text:style-name="P30"><text:s text:c="2"/>--base, -b <text:s text:c="36"/><text:tab/><text:tab/> <text:s text:c="18"/>[requerido]</text:p>
      <text:p text:style-name="P30"><text:s text:c="2"/>--limite, -l <text:s text:c="36"/><text:tab/><text:tab/> <text:s text:c="18"/>[defecto: 10]</text:p>
      <text:p text:style-name="P57"/>
      <text:p text:style-name="P31">Vamos a crear unos comandos para que podamos listar y crear.</text:p>
      <text:p text:style-name="P32">Primero vamos a ver donde tenemos los comandos independientes y para eso vamos hacer un console.log de argv el nos muestra lo siguiente <text:span text:style-name="T31">pasando el siguiente parámetro </text:span><text:span text:style-name="T4">node app.js listar --base 10</text:span></text:p>
      <text:p text:style-name="P32"/>
      <text:p text:style-name="P32">{ _: [ 'listar' ], base: 10, b: 10, limite: 10, l: 10, '$0': 'app.js' }</text:p>
      <text:p text:style-name="P32"/>
      <text:p text:style-name="P32">Como vemos vienen en un arreglo que está definido con un <text:span text:style-name="T1">_ (guión bajo) </text:span>en el obje<text:span text:style-name="T31">to del argv aquí están todos los comandos solos o que no tienen pares de valores, en este caso vamos a definir los de crear y listar. Según con lo que me mostró la consola vamos a trabajar con el primer elemento del arreglo y lo vamos a trabajar con un switch, entonces:</text:span></text:p>
      <text:p text:style-name="P32"/>
      <text:p text:style-name="P32"/>
      <text:p text:style-name="P32"><text:soft-page-break/>let comando = argv._[0]</text:p>
      <text:p text:style-name="P32"><text:tab/>switch (comando) {</text:p>
      <text:p text:style-name="P40"><text:tab/><text:tab/>case 'listar':</text:p>
      <text:p text:style-name="P40"><text:tab/><text:tab/><text:tab/>console.log('listar');</text:p>
      <text:p text:style-name="P40"><text:tab/><text:tab/><text:tab/>break;</text:p>
      <text:p text:style-name="P40"><text:tab/><text:tab/>case 'crear':</text:p>
      <text:p text:style-name="P40"><text:tab/><text:tab/><text:tab/>console.log('crear');</text:p>
      <text:p text:style-name="P40"><text:tab/><text:tab/><text:tab/>break;</text:p>
      <text:p text:style-name="P64"/>
      <text:p text:style-name="P40"><text:tab/><text:tab/>default:</text:p>
      <text:p text:style-name="P40"><text:tab/><text:tab/><text:tab/>console.log('Comando no reconocido');</text:p>
      <text:p text:style-name="P64"/>
      <text:p text:style-name="P40">}</text:p>
      <text:p text:style-name="P32"/>
      <text:p text:style-name="P33">Con esta instrucción lo que hicimos fue poner una condición de tal manera que si recibimos un listar el hará una acción y si recibimos crear el hará otra acción, si no es ninguno de los dos parámetros entonces envía un mensaje <text:span text:style-name="T32">notificando que no es un comando reconocido.</text:span></text:p>
      <text:p text:style-name="P59"><text:span text:style-name="T33">Input</text:span></text:p>
      <text:p text:style-name="P59"><text:span text:style-name="T33"/></text:p>
      <text:p text:style-name="P34"><text:span text:style-name="T33">node app.js crear --base 10</text:span></text:p>
      <text:p text:style-name="P34"><text:span text:style-name="T33"/></text:p>
      <text:p text:style-name="P59"><text:span text:style-name="T33">Out</text:span></text:p>
      <text:p text:style-name="P59"><text:span text:style-name="T33"/></text:p>
      <text:p text:style-name="P34"><text:span text:style-name="T33">Crear</text:span></text:p>
      <text:p text:style-name="P34"><text:span text:style-name="T33"/></text:p>
      <text:p text:style-name="P34"><text:span text:style-name="T33">Ahora probaremos el de listar:</text:span></text:p>
      <text:p text:style-name="P59"><text:span text:style-name="T33">Input</text:span></text:p>
      <text:p text:style-name="P34"><text:span text:style-name="T33"/></text:p>
      <text:p text:style-name="P34"><text:span text:style-name="T33">node app.js listar --base 10</text:span></text:p>
      <text:p text:style-name="P34"><text:span text:style-name="T33"/></text:p>
      <text:p text:style-name="P59"><text:span text:style-name="T33">Out</text:span></text:p>
      <text:p text:style-name="P59"><text:span text:style-name="T33"/></text:p>
      <text:p text:style-name="P34"><text:span text:style-name="T33">listar</text:span></text:p>
      <text:p text:style-name="P34"><text:span text:style-name="T33"/></text:p>
      <text:p text:style-name="P34"><text:span text:style-name="T33">Ahora lo que quiero hacer <text:s/>es crear el </text:span><text:span text:style-name="T34">comand</text:span><text:span text:style-name="T33">o para crear las tablas, por lo que debo pasar el método al case ‘crear’, veamos:</text:span></text:p>
      <text:p text:style-name="P34"><text:span text:style-name="T33"/></text:p>
      <text:p text:style-name="P28">case 'crear':</text:p>
      <text:p text:style-name="P40"><text:tab/>console.log('crear');</text:p>
      <text:p text:style-name="P40"><text:tab/>crearArchivo(argv.base)</text:p>
      <text:p text:style-name="P40"><text:tab/><text:tab/>.then(archivo =&gt; console.log(`Archivo creado: ${archivo}`))</text:p>
      <text:p text:style-name="P40"><text:tab/><text:tab/>.catch(e =&gt; console.log(e));</text:p>
      <text:p text:style-name="P40"><text:tab/>break;</text:p>
      <text:p text:style-name="P40"/>
      <text:p text:style-name="P51"/>
      <text:p text:style-name="P51"/>
      <text:p text:style-name="P51"/>
      <text:p text:style-name="P51"/>
      <text:p text:style-name="P51"/>
      <text:p text:style-name="P51"/>
      <text:p text:style-name="P51"/>
      <text:p text:style-name="P51"><text:soft-page-break/>Al ejecutar el programa vemos que:</text:p>
      <text:p text:style-name="P60">Input</text:p>
      <text:p text:style-name="P60"/>
      <text:p text:style-name="P35">node app.js crear --base 10</text:p>
      <text:p text:style-name="P35"/>
      <text:p text:style-name="P60">Out</text:p>
      <text:p text:style-name="P60"/>
      <text:p text:style-name="P35">crear</text:p>
      <text:p text:style-name="P35">Archivo creado: tabla-10.txt</text:p>
      <text:p text:style-name="P60"/>
      <text:p text:style-name="P36">Ahora vamos a crear la función listar para que nos muestre las tablas si ponemos la base y un límite que nos calcule el resultado hasta dicho límite, veamos:</text:p>
      <text:p text:style-name="P36"/>
      <text:p text:style-name="P36">let listar = (base, limite = 10) =&gt; {</text:p>
      <text:p text:style-name="P40"><text:tab/>let result = '';</text:p>
      <text:p text:style-name="P64"/>
      <text:p text:style-name="P40"><text:tab/>for (let i = 0; i &lt; limite; i++) {</text:p>
      <text:p text:style-name="P40"><text:tab/><text:tab/>result += `${base} * ${i} = ${base * i}\n`</text:p>
      <text:p text:style-name="P40"><text:tab/>}</text:p>
      <text:p text:style-name="P64"/>
      <text:p text:style-name="P40">console.log(result);</text:p>
      <text:p text:style-name="P40">}</text:p>
      <text:p text:style-name="P40"/>
      <text:p text:style-name="P52">Recordemos que debemos exportar la función para usarla en otros lados</text:p>
      <text:p text:style-name="P52"/>
      <text:p text:style-name="P52">module.exports = {</text:p>
      <text:p text:style-name="P40"><text:tab/>crearArchivo,</text:p>
      <text:p text:style-name="P40"><text:tab/>listar</text:p>
      <text:p text:style-name="P40">}</text:p>
      <text:p text:style-name="P52"><text:s/>Ahora en el app.js vamos a poner el case la llamada a esa función:</text:p>
      <text:p text:style-name="P52"/>
      <text:p text:style-name="P52">case 'listar':</text:p>
      <text:p text:style-name="P40"><text:tab/>console.log('listar');</text:p>
      <text:p text:style-name="P40"><text:tab/>listar(argv.base, argv.limite);</text:p>
      <text:p text:style-name="P64"/>
      <text:p text:style-name="P40">break;</text:p>
      <text:p text:style-name="P40"/>
      <text:p text:style-name="P52">Veamos el resultado:</text:p>
      <text:p text:style-name="P52"/>
      <text:p text:style-name="P61">Input</text:p>
      <text:p text:style-name="P61"/>
      <text:p text:style-name="P36">node app.js listar --limite 15 -b 8</text:p>
      <text:p text:style-name="P36"/>
      <text:p text:style-name="P61"/>
      <text:p text:style-name="P61"/>
      <text:p text:style-name="P61"/>
      <text:p text:style-name="P61"/>
      <text:p text:style-name="P61"><text:soft-page-break/>Out</text:p>
      <text:p text:style-name="P61"/>
      <text:p text:style-name="P36">8 * 0 = 0</text:p>
      <text:p text:style-name="P36">8 * 1 = 8</text:p>
      <text:p text:style-name="P36">8 * 2 = 16</text:p>
      <text:p text:style-name="P36">8 * 3 = 24</text:p>
      <text:p text:style-name="P36">8 * 4 = 32</text:p>
      <text:p text:style-name="P36">8 * 5 = 40</text:p>
      <text:p text:style-name="P36">8 * 6 = 48</text:p>
      <text:p text:style-name="P36">8 * 7 = 56</text:p>
      <text:p text:style-name="P36">8 * 8 = 64</text:p>
      <text:p text:style-name="P36">8 * 9 = 72</text:p>
      <text:p text:style-name="P36">8 * 10 = 80</text:p>
      <text:p text:style-name="P36">8 * 11 = 88</text:p>
      <text:p text:style-name="P36">8 * 12 = 96</text:p>
      <text:p text:style-name="P36">8 * 13 = 104</text:p>
      <text:p text:style-name="P36">8 * 14 = 112</text:p>
      <text:p text:style-name="P36">8 * 15 = 120</text:p>
      <text:p text:style-name="P36"/>
      <text:p text:style-name="P36">Ahora vamos a modificar la función <text:span text:style-name="T1">crearArchivo </text:span>para que me cree el .txt <text:span text:style-name="T35">primero pongo a la función crearArchivo a recibir otro parámetro y en el for solo cambio la interrupción del ciclo hata el límite, veamos:</text:span></text:p>
      <text:p text:style-name="P36"/>
      <text:p text:style-name="P36">let crearArchivo = (base, limite = 10) =&gt; {</text:p>
      <text:p text:style-name="P40"><text:tab/>return new Promise((resolve, reject) =&gt; {</text:p>
      <text:p text:style-name="P64"/>
      <text:p text:style-name="P40"><text:tab/><text:tab/>if (!Number(base)) {</text:p>
      <text:p text:style-name="P40"><text:tab/><text:tab/><text:tab/>reject('No es un número');</text:p>
      <text:p text:style-name="P40"><text:tab/><text:tab/><text:tab/>return;</text:p>
      <text:p text:style-name="P40"><text:tab/><text:tab/>}</text:p>
      <text:p text:style-name="P64"/>
      <text:p text:style-name="P40"><text:tab/>let result = '';</text:p>
      <text:p text:style-name="P64"/>
      <text:p text:style-name="P40"><text:tab/>for (let i = 0; i &lt;= limite; i++) {</text:p>
      <text:p text:style-name="P40"><text:tab/><text:tab/>result += (`${i} * ${base} = ${i*base}\n `);</text:p>
      <text:p text:style-name="P40"><text:tab/>}</text:p>
      <text:p text:style-name="P64"/>
      <text:p text:style-name="P40"><text:tab/>fs.writeFile(`Tablasdemultiplicar/tabla del ${base} hasta el ${limite}`, result, 'utf8', <text:tab/><text:tab/><text:tab/>(err) =&gt; {</text:p>
      <text:p text:style-name="P40"><text:tab/><text:tab/><text:tab/>if (err) {</text:p>
      <text:p text:style-name="P40"><text:tab/><text:tab/><text:tab/><text:tab/>reject(err)</text:p>
      <text:p text:style-name="P40"><text:tab/><text:tab/><text:tab/>} else {</text:p>
      <text:p text:style-name="P40"><text:tab/><text:tab/><text:tab/><text:tab/>resolve(`tabla-${base}.txt`)</text:p>
      <text:p text:style-name="P40"><text:tab/><text:tab/><text:tab/>}</text:p>
      <text:p text:style-name="P40"><text:tab/><text:tab/>});</text:p>
      <text:p text:style-name="P40"><text:tab/>});</text:p>
      <text:p text:style-name="P40">}</text:p>
      <text:p text:style-name="P37"><text:soft-page-break/>Luego vamos a modificar el app.js en el case, de la siguiente forma:</text:p>
      <text:p text:style-name="P37">case 'crear':</text:p>
      <text:p text:style-name="P40"><text:tab/>console.log('crear');</text:p>
      <text:p text:style-name="P40"><text:tab/>crearArchivo(argv.base, argv.limite)</text:p>
      <text:p text:style-name="P40"><text:tab/><text:tab/>.then(archivo =&gt; console.log(`Archivo creado: ${archivo}`))</text:p>
      <text:p text:style-name="P40"><text:tab/><text:tab/>.catch(e =&gt; console.log(e));</text:p>
      <text:p text:style-name="P40"><text:tab/>break;</text:p>
      <text:p text:style-name="P40"/>
      <text:p text:style-name="P40"/>
      <text:p text:style-name="P37">pero aún no tenemos definido el comando por lo que vamos definirlo <text:span text:style-name="T36">en el mismo lado donde lo tenemos definido el de listar, veamos:</text:span></text:p>
      <text:p text:style-name="P37"/>
      <text:p text:style-name="P37">const argv = require('yargs')</text:p>
      <text:p text:style-name="P40">.command('listar', 'Imprime en consola las tablas', {</text:p>
      <text:p text:style-name="P40"><text:tab/>base: {</text:p>
      <text:p text:style-name="P40"><text:tab/><text:tab/>demand: true,</text:p>
      <text:p text:style-name="P40"><text:tab/><text:tab/>alias: 'b'</text:p>
      <text:p text:style-name="P40"><text:tab/>},</text:p>
      <text:p text:style-name="P40"><text:tab/>limite: {</text:p>
      <text:p text:style-name="P40"><text:tab/><text:tab/>alias: 'l',</text:p>
      <text:p text:style-name="P40"><text:tab/><text:tab/>default: 10 //Valor por defecto</text:p>
      <text:p text:style-name="P40"><text:tab/>}</text:p>
      <text:p text:style-name="P40">})</text:p>
      <text:p text:style-name="P62">.command('crear', 'Genera un archivo con la tabla de multiplicar', {</text:p>
      <text:p text:style-name="P62"><text:tab/>base: {</text:p>
      <text:p text:style-name="P62"><text:tab/><text:tab/>demand: true,</text:p>
      <text:p text:style-name="P62"><text:tab/><text:tab/>alias: 'b'</text:p>
      <text:p text:style-name="P62"><text:tab/>},</text:p>
      <text:p text:style-name="P62"><text:tab/>limite: {</text:p>
      <text:p text:style-name="P62"><text:tab/><text:tab/>alias: 'l',</text:p>
      <text:p text:style-name="P62"><text:tab/><text:tab/>default: 10 //Valor por defecto</text:p>
      <text:p text:style-name="P62"><text:tab/>}</text:p>
      <text:p text:style-name="P62">})</text:p>
      <text:p text:style-name="P40">.help()</text:p>
      <text:p text:style-name="P40">.argv;</text:p>
      <text:p text:style-name="P40"/>
      <text:p text:style-name="P63">Input</text:p>
      <text:p text:style-name="P63"/>
      <text:p text:style-name="P39">node app.js crear --limite 15 -b 8</text:p>
      <text:p text:style-name="P39"/>
      <text:p text:style-name="P63">Out</text:p>
      <text:p text:style-name="P63"/>
      <text:p text:style-name="P39">crear</text:p>
      <text:p text:style-name="P39">Archivo creado: tabla-8.txt</text:p>
      <text:p text:style-name="P40"/>
      <text:p text:style-name="P38"/>
      <text:p text:style-name="P37"/>
      <text:p text:style-name="P28"><text:soft-page-break/></text:p>
      <text:p text:style-name="P28"/>
      <text:p text:style-name="P16"/>
      <text:p text:style-name="P16"/>
      <text:p text:style-name="P13"><text:span text:style-name="T1"/></text:p>
      <text:p text:style-name="P13"/>
      <text:p text:style-name="P48"/>
      <text:p text:style-name="P40"/>
      <text:p text:style-name="P1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monospace" svg:font-family="monospace,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3T14:43:50.016237174</meta:creation-date>
    <dc:date>2020-05-05T18:37:26.379647684</dc:date>
    <meta:editing-duration>PT21M39S</meta:editing-duration>
    <meta:editing-cycles>5</meta:editing-cycles>
    <meta:generator>LibreOffice/6.0.7.3$Linux_X86_64 LibreOffice_project/00m0$Build-3</meta:generator>
    <meta:document-statistic meta:table-count="0" meta:image-count="0" meta:object-count="0" meta:page-count="12" meta:paragraph-count="318" meta:word-count="2405" meta:character-count="14661" meta:non-whitespace-character-count="12130"/>
  </office:meta>
</office:document-meta>
</file>